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0799in" fo:margin-bottom="0in" loext:contextual-spacing="false" fo:break-before="page"/>
      <style:text-properties fo:font-size="12pt" officeooo:rsid="026eef21" officeooo:paragraph-rsid="000eb1fb" style:font-size-asian="12pt" style:font-size-complex="12pt"/>
    </style:style>
    <style:style style:name="P2"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text-line-through-style="solid" style:text-line-through-type="single" style:font-name="FreeSerif" fo:font-size="12pt" fo:language="en" fo:country="US" fo:font-style="normal" fo:font-weight="normal" officeooo:rsid="03d0f3dd" officeooo:paragraph-rsid="000eb1fb" fo:background-color="#729fcf" style:font-size-asian="12pt" style:font-style-asian="normal" style:font-weight-asian="normal" style:font-size-complex="12pt" style:font-style-complex="normal" style:font-weight-complex="normal"/>
    </style:style>
    <style:style style:name="P3"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af33a4" officeooo:paragraph-rsid="000eb1fb" fo:background-color="#ffff00" style:font-size-asian="12pt" style:font-weight-asian="normal" style:font-size-complex="12pt" style:font-weight-complex="normal"/>
    </style:style>
    <style:style style:name="P4"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af33a4" officeooo:paragraph-rsid="000eb1fb" style:font-size-asian="12pt" style:font-weight-asian="normal" style:font-size-complex="12pt" style:font-weight-complex="normal"/>
    </style:style>
    <style:style style:name="P5"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17f1b3" officeooo:paragraph-rsid="000eb1fb" style:font-size-asian="12pt" style:font-weight-asian="normal" style:font-size-complex="12pt" style:font-weight-complex="normal"/>
    </style:style>
    <style:style style:name="P6"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33055d" officeooo:paragraph-rsid="000eb1fb" style:font-size-asian="12pt" style:font-weight-asian="normal" style:font-size-complex="12pt" style:font-weight-complex="normal"/>
    </style:style>
    <style:style style:name="P7"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style="normal" fo:font-weight="bold" officeooo:rsid="005af47f" officeooo:paragraph-rsid="000eb1fb" style:font-size-asian="12pt" style:font-style-asian="normal" style:font-weight-asian="bold" style:font-size-complex="12pt" style:font-style-complex="normal" style:font-weight-complex="bold"/>
    </style:style>
    <style:style style:name="P8"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weight="normal" officeooo:rsid="00a28b23" officeooo:paragraph-rsid="000eb1fb" style:font-size-asian="12pt" style:font-weight-asian="normal" style:font-size-complex="12pt" style:font-weight-complex="normal"/>
    </style:style>
    <style:style style:name="P9"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35ea13" officeooo:paragraph-rsid="000eb1fb" style:font-size-asian="12pt" style:font-style-asian="normal" style:font-weight-asian="normal" style:font-size-complex="12pt" style:font-style-complex="normal" style:font-weight-complex="normal"/>
    </style:style>
    <style:style style:name="P10"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1150f" officeooo:paragraph-rsid="000eb1fb" style:font-size-asian="12pt" style:font-style-asian="normal" style:font-weight-asian="normal" style:font-size-complex="12pt" style:font-style-complex="normal" style:font-weight-complex="normal"/>
    </style:style>
    <style:style style:name="P11"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32149" officeooo:paragraph-rsid="000eb1fb" style:font-size-asian="12pt" style:font-style-asian="normal" style:font-weight-asian="normal" style:font-size-complex="12pt" style:font-style-complex="normal" style:font-weight-complex="normal"/>
    </style:style>
    <style:style style:name="P12"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ba05d" officeooo:paragraph-rsid="000eb1fb" style:font-size-asian="12pt" style:font-style-asian="normal" style:font-weight-asian="normal" style:font-size-complex="12pt" style:font-style-complex="normal" style:font-weight-complex="normal"/>
    </style:style>
    <style:style style:name="P13"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43d3b" officeooo:paragraph-rsid="000eb1fb" style:font-size-asian="12pt" style:font-style-asian="normal" style:font-weight-asian="normal" style:font-size-complex="12pt" style:font-style-complex="normal" style:font-weight-complex="normal"/>
    </style:style>
    <style:style style:name="P14"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a1b73" officeooo:paragraph-rsid="000eb1fb" style:font-size-asian="12pt" style:font-style-asian="normal" style:font-weight-asian="normal" style:font-size-complex="12pt" style:font-style-complex="normal" style:font-weight-complex="normal"/>
    </style:style>
    <style:style style:name="P15"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5f6aed" officeooo:paragraph-rsid="000eb1fb" style:font-size-asian="12pt" style:font-style-asian="normal" style:font-weight-asian="normal" style:font-size-complex="12pt" style:font-style-complex="normal" style:font-weight-complex="normal"/>
    </style:style>
    <style:style style:name="P16"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a28b23" officeooo:paragraph-rsid="000eb1fb" style:font-size-asian="12pt" style:font-style-asian="normal" style:font-weight-asian="normal" style:font-size-complex="12pt" style:font-style-complex="normal" style:font-weight-complex="normal"/>
    </style:style>
    <style:style style:name="P17"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775997" officeooo:paragraph-rsid="000eb1fb" style:font-size-asian="12pt" style:font-style-asian="normal" style:font-weight-asian="normal" style:font-size-complex="12pt" style:font-style-complex="normal" style:font-weight-complex="normal"/>
    </style:style>
    <style:style style:name="P18"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881e2c" officeooo:paragraph-rsid="000eb1fb" style:font-size-asian="12pt" style:font-style-asian="normal" style:font-weight-asian="normal" style:font-size-complex="12pt" style:font-style-complex="normal" style:font-weight-complex="normal"/>
    </style:style>
    <style:style style:name="P19"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8cb476" officeooo:paragraph-rsid="000eb1fb" style:font-size-asian="12pt" style:font-style-asian="normal" style:font-weight-asian="normal" style:font-size-complex="12pt" style:font-style-complex="normal" style:font-weight-complex="normal"/>
    </style:style>
    <style:style style:name="P20"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94b4bc" officeooo:paragraph-rsid="000eb1fb" style:font-size-asian="12pt" style:font-style-asian="normal" style:font-weight-asian="normal" style:font-size-complex="12pt" style:font-style-complex="normal" style:font-weight-complex="normal"/>
    </style:style>
    <style:style style:name="P21"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fo:font-size="12pt" fo:language="en" fo:country="US" officeooo:rsid="009d8ea2" officeooo:paragraph-rsid="000eb1fb" style:font-size-asian="12pt" style:font-size-complex="12pt"/>
    </style:style>
    <style:style style:name="P22"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font-name="FreeSerif" fo:font-size="12pt" fo:language="en" fo:country="US" officeooo:paragraph-rsid="000eb1fb" style:font-size-asian="12pt" style:font-size-complex="12pt"/>
    </style:style>
    <style:style style:name="P23" style:family="paragraph" style:parent-style-name="Standard">
      <style:paragraph-properties fo:margin-top="0.0799in" fo:margin-bottom="0in" loext:contextual-spacing="false"/>
      <style:text-properties style:use-window-font-color="true" fo:font-size="12pt" fo:language="en" fo:country="US" fo:font-style="normal" officeooo:rsid="002eb2b9" officeooo:paragraph-rsid="000eb1fb" fo:background-color="transparent" style:font-size-asian="12pt" style:font-style-asian="normal" style:font-size-complex="12pt" style:font-style-complex="normal"/>
    </style:style>
    <style:style style:name="P24" style:family="paragraph" style:parent-style-name="Standard">
      <style:paragraph-properties fo:margin-top="0.0799in" fo:margin-bottom="0in" loext:contextual-spacing="false"/>
      <style:text-properties style:use-window-font-color="true" fo:font-size="12pt" fo:language="en" fo:country="US" fo:font-style="normal" officeooo:rsid="0496bd14" officeooo:paragraph-rsid="000eb1fb" fo:background-color="transparent" style:font-size-asian="12pt" style:font-style-asian="normal" style:font-size-complex="12pt" style:font-style-complex="normal"/>
    </style:style>
    <style:style style:name="P25" style:family="paragraph" style:parent-style-name="Standard">
      <style:paragraph-properties fo:margin-top="0.0799in" fo:margin-bottom="0in" loext:contextual-spacing="false"/>
      <style:text-properties style:use-window-font-color="true" fo:font-size="12pt" fo:language="en" fo:country="US" fo:font-style="normal" officeooo:rsid="04b18a95" officeooo:paragraph-rsid="000eb1fb" fo:background-color="transparent" style:font-size-asian="12pt" style:font-style-asian="normal" style:font-size-complex="12pt" style:font-style-complex="normal"/>
    </style:style>
    <style:style style:name="P26" style:family="paragraph" style:parent-style-name="Standard">
      <style:paragraph-properties fo:margin-top="0.0799in" fo:margin-bottom="0in" loext:contextual-spacing="false"/>
      <style:text-properties style:use-window-font-color="true" fo:font-size="12pt" fo:language="en" fo:country="US" fo:font-style="normal" officeooo:rsid="03e92c22" officeooo:paragraph-rsid="000eb1fb" fo:background-color="transparent" style:font-size-asian="12pt" style:font-style-asian="normal" style:font-size-complex="12pt" style:font-style-complex="normal"/>
    </style:style>
    <style:style style:name="P27" style:family="paragraph" style:parent-style-name="Standard">
      <style:paragraph-properties fo:margin-top="0.0799in" fo:margin-bottom="0in" loext:contextual-spacing="false"/>
      <style:text-properties style:use-window-font-color="true" fo:font-size="12pt" fo:language="en" fo:country="US" officeooo:rsid="04bab12c" officeooo:paragraph-rsid="000eb1fb" style:font-size-asian="12pt" style:font-size-complex="12pt"/>
    </style:style>
    <style:style style:name="P28" style:family="paragraph" style:parent-style-name="Standard">
      <style:paragraph-properties fo:margin-top="0.0799in" fo:margin-bottom="0in" loext:contextual-spacing="false"/>
      <style:text-properties style:use-window-font-color="true" style:text-line-through-style="solid" style:text-line-through-type="single" fo:font-size="12pt" fo:language="en" fo:country="US" fo:font-style="normal" officeooo:rsid="04434890" officeooo:paragraph-rsid="000eb1fb" fo:background-color="#ffff00" style:font-size-asian="12pt" style:font-style-asian="normal" style:font-size-complex="12pt" style:font-style-complex="normal"/>
    </style:style>
    <style:style style:name="P29" style:family="paragraph" style:parent-style-name="Standard">
      <style:paragraph-properties fo:margin-top="0.0799in" fo:margin-bottom="0in" loext:contextual-spacing="false"/>
      <style:text-properties style:use-window-font-color="true" style:text-line-through-style="solid" style:text-line-through-type="single" fo:font-size="12pt" fo:language="en" fo:country="US" fo:font-style="normal" officeooo:rsid="03d0f3dd" officeooo:paragraph-rsid="000eb1fb" fo:background-color="#729fcf" style:font-size-asian="12pt" style:font-style-asian="normal" style:font-size-complex="12pt" style:font-style-complex="normal"/>
    </style:style>
    <style:style style:name="P30" style:family="paragraph" style:parent-style-name="Standard">
      <style:paragraph-properties fo:margin-top="0.0799in" fo:margin-bottom="0in" loext:contextual-spacing="false"/>
      <style:text-properties fo:font-size="12pt" fo:language="en" fo:country="US" officeooo:rsid="04bab12c" officeooo:paragraph-rsid="000eb1fb" style:font-size-asian="12pt" style:font-size-complex="12pt"/>
    </style:style>
    <style:style style:name="P31" style:family="paragraph" style:parent-style-name="Standard">
      <style:paragraph-properties fo:margin-top="0.0799in" fo:margin-bottom="0in" loext:contextual-spacing="false"/>
      <style:text-properties fo:font-size="12pt" fo:language="en" fo:country="US" officeooo:rsid="0013ee02" officeooo:paragraph-rsid="000eb1fb" style:font-size-asian="12pt" style:font-size-complex="12pt"/>
    </style:style>
    <style:style style:name="P32" style:family="paragraph" style:parent-style-name="Standard">
      <style:paragraph-properties fo:margin-top="0.0799in" fo:margin-bottom="0in" loext:contextual-spacing="false"/>
      <style:text-properties fo:font-size="12pt" fo:language="en" fo:country="US" officeooo:rsid="00284362" officeooo:paragraph-rsid="000eb1fb" style:font-size-asian="12pt" style:font-size-complex="12pt"/>
    </style:style>
    <style:style style:name="P33" style:family="paragraph" style:parent-style-name="Standard">
      <style:paragraph-properties fo:margin-top="0.0799in" fo:margin-bottom="0in" loext:contextual-spacing="false"/>
      <style:text-properties fo:font-size="12pt" fo:language="en" fo:country="US" fo:font-style="italic" officeooo:rsid="00293fc3" officeooo:paragraph-rsid="000eb1fb" style:font-size-asian="12pt" style:font-style-asian="italic" style:font-size-complex="12pt" style:font-style-complex="italic"/>
    </style:style>
    <style:style style:name="P34" style:family="paragraph" style:parent-style-name="Standard">
      <style:paragraph-properties fo:margin-top="0.0799in" fo:margin-bottom="0in" loext:contextual-spacing="false"/>
      <style:text-properties fo:font-size="12pt" fo:language="en" fo:country="US" fo:font-style="italic" officeooo:rsid="002d39c6" officeooo:paragraph-rsid="000eb1fb" style:font-size-asian="12pt" style:font-style-asian="italic" style:font-size-complex="12pt" style:font-style-complex="italic"/>
    </style:style>
    <style:style style:name="P35" style:family="paragraph" style:parent-style-name="Standard">
      <style:paragraph-properties fo:margin-top="0.0799in" fo:margin-bottom="0in" loext:contextual-spacing="false"/>
      <style:text-properties fo:font-size="12pt" fo:language="en" fo:country="US" fo:font-style="italic" officeooo:rsid="002ba965" officeooo:paragraph-rsid="000eb1fb" style:font-size-asian="12pt" style:font-style-asian="italic" style:font-size-complex="12pt" style:font-style-complex="italic"/>
    </style:style>
    <style:style style:name="P36" style:family="paragraph" style:parent-style-name="Standard">
      <style:paragraph-properties fo:margin-top="0.0799in" fo:margin-bottom="0in" loext:contextual-spacing="false"/>
      <style:text-properties fo:font-size="12pt" fo:language="en" fo:country="US" fo:font-style="italic" officeooo:rsid="002eb2b9" officeooo:paragraph-rsid="000eb1fb" style:font-size-asian="12pt" style:font-style-asian="italic" style:font-size-complex="12pt" style:font-style-complex="italic"/>
    </style:style>
    <style:style style:name="P37" style:family="paragraph" style:parent-style-name="Standard">
      <style:paragraph-properties fo:margin-top="0.0799in" fo:margin-bottom="0in" loext:contextual-spacing="false"/>
      <style:text-properties style:text-line-through-style="solid" style:text-line-through-type="single" fo:font-size="12pt" fo:language="en" fo:country="US" fo:font-style="italic" officeooo:rsid="002eb2b9" officeooo:paragraph-rsid="000eb1fb" style:font-size-asian="12pt" style:font-style-asian="italic" style:font-size-complex="12pt" style:font-style-complex="italic"/>
    </style:style>
    <style:style style:name="P38" style:family="paragraph" style:parent-style-name="Standard">
      <style:paragraph-properties fo:margin-top="0.0799in" fo:margin-bottom="0in" loext:contextual-spacing="false"/>
      <style:text-properties officeooo:rsid="048ee6c5" officeooo:paragraph-rsid="000eb1fb"/>
    </style:style>
    <style:style style:name="P39" style:family="paragraph" style:parent-style-name="Text_20_body">
      <style:paragraph-properties fo:margin-top="0.0799in" fo:margin-bottom="0in" loext:contextual-spacing="false"/>
      <style:text-properties fo:font-size="12pt" officeooo:rsid="002236b8" officeooo:paragraph-rsid="000eb1fb" style:font-size-asian="12pt" style:font-size-complex="12pt"/>
    </style:style>
    <style:style style:name="P40" style:family="paragraph" style:parent-style-name="Text_20_body">
      <style:paragraph-properties fo:margin-top="0.0799in" fo:margin-bottom="0in" loext:contextual-spacing="false"/>
      <style:text-properties fo:font-size="12pt" officeooo:paragraph-rsid="000eb1fb" style:font-size-asian="12pt" style:font-size-complex="12pt"/>
    </style:style>
    <style:style style:name="P41" style:family="paragraph" style:parent-style-name="Text_20_body">
      <style:paragraph-properties fo:margin-top="0.0799in" fo:margin-bottom="0in" loext:contextual-spacing="false"/>
      <style:text-properties style:use-window-font-color="true" style:font-name="DejaVu Serif" fo:font-size="12pt" fo:language="en" fo:country="US" fo:font-weight="normal" officeooo:rsid="06155442" officeooo:paragraph-rsid="000eb1fb" style:font-size-asian="12pt" style:font-weight-asian="normal" style:font-size-complex="12pt" style:font-weight-complex="normal"/>
    </style:style>
    <style:style style:name="P42" style:family="paragraph" style:parent-style-name="Text_20_body">
      <style:paragraph-properties fo:break-before="page"/>
      <style:text-properties style:use-window-font-color="true" style:font-name="serif" fo:font-size="12pt" fo:language="en" fo:country="US" fo:font-style="normal" fo:font-weight="normal" officeooo:rsid="000c5b18" officeooo:paragraph-rsid="000c5b18" style:font-size-asian="12pt" style:font-style-asian="normal" style:font-weight-asian="normal" style:font-size-complex="12pt" style:font-style-complex="normal" style:font-weight-complex="normal"/>
    </style:style>
    <style:style style:name="P43" style:family="paragraph" style:parent-style-name="Standard">
      <style:paragraph-properties fo:margin-top="0.0799in" fo:margin-bottom="0in" loext:contextual-spacing="false"/>
      <style:text-properties style:use-window-font-color="true" fo:font-size="12pt" fo:language="en" fo:country="US" fo:font-style="normal" officeooo:rsid="0355baf9" officeooo:paragraph-rsid="000eb1fb" fo:background-color="transparent" style:font-size-asian="12pt" style:font-style-asian="normal" style:font-size-complex="12pt" style:font-style-complex="normal"/>
    </style:style>
    <style:style style:name="P44" style:family="paragraph" style:parent-style-name="Standard">
      <style:paragraph-properties fo:margin-top="0.0799in" fo:margin-bottom="0in" loext:contextual-spacing="false"/>
      <style:text-properties style:use-window-font-color="true" fo:font-size="12pt" fo:language="en" fo:country="US" fo:font-style="normal" officeooo:rsid="04b18a95" officeooo:paragraph-rsid="00152ada" fo:background-color="transparent" style:font-size-asian="12pt" style:font-style-asian="normal" style:font-size-complex="12pt" style:font-style-complex="normal"/>
    </style:style>
    <style:style style:name="P45" style:family="paragraph" style:parent-style-name="Standard">
      <style:paragraph-properties fo:margin-top="0.0799in" fo:margin-bottom="0in" loext:contextual-spacing="false"/>
      <style:text-properties style:use-window-font-color="true" fo:font-size="12pt" fo:language="en" fo:country="US" fo:font-style="normal" officeooo:rsid="0070b431" officeooo:paragraph-rsid="00bdb495" fo:background-color="transparent" style:font-size-asian="12pt" style:font-style-asian="normal" style:font-size-complex="12pt" style:font-style-complex="normal"/>
    </style:style>
    <style:style style:name="P46" style:family="paragraph" style:parent-style-name="Standard">
      <style:paragraph-properties fo:margin-top="0.0799in" fo:margin-bottom="0in" loext:contextual-spacing="false"/>
      <style:text-properties style:use-window-font-color="true" fo:font-size="12pt" fo:language="en" fo:country="US" fo:font-style="normal" officeooo:rsid="0070b431" officeooo:paragraph-rsid="00d0e4d6" fo:background-color="transparent" style:font-size-asian="12pt" style:font-style-asian="normal" style:font-size-complex="12pt" style:font-style-complex="normal"/>
    </style:style>
    <style:style style:name="P47" style:family="paragraph" style:parent-style-name="Standard">
      <style:paragraph-properties fo:margin-top="0.0799in" fo:margin-bottom="0in" loext:contextual-spacing="false"/>
      <style:text-properties style:use-window-font-color="true" fo:font-size="12pt" fo:language="en" fo:country="US" fo:font-style="normal" officeooo:rsid="0070b431" officeooo:paragraph-rsid="00f46d9a" fo:background-color="transparent" style:font-size-asian="12pt" style:font-style-asian="normal" style:font-size-complex="12pt" style:font-style-complex="normal"/>
    </style:style>
    <style:style style:name="P48" style:family="paragraph" style:parent-style-name="Standard">
      <style:paragraph-properties fo:margin-top="0.0799in" fo:margin-bottom="0in" loext:contextual-spacing="false"/>
      <style:text-properties style:use-window-font-color="true" fo:font-size="12pt" fo:language="en" fo:country="US" fo:font-style="normal" officeooo:rsid="04bab12c" officeooo:paragraph-rsid="00aeebfc" fo:background-color="transparent" style:font-size-asian="12pt" style:font-style-asian="normal" style:font-size-complex="12pt" style:font-style-complex="normal"/>
    </style:style>
    <style:style style:name="P49" style:family="paragraph" style:parent-style-name="Standard">
      <style:paragraph-properties fo:margin-top="0.0799in" fo:margin-bottom="0in" loext:contextual-spacing="false"/>
      <style:text-properties style:use-window-font-color="true" fo:font-size="12pt" fo:language="en" fo:country="US" fo:font-style="normal" officeooo:rsid="002eb2b9" officeooo:paragraph-rsid="000eb1fb" fo:background-color="transparent" style:font-size-asian="12pt" style:font-style-asian="normal" style:font-size-complex="12pt" style:font-style-complex="normal"/>
    </style:style>
    <style:style style:name="P50" style:family="paragraph" style:parent-style-name="Standard">
      <style:paragraph-properties fo:margin-top="0.0799in" fo:margin-bottom="0in" loext:contextual-spacing="false"/>
      <style:text-properties style:use-window-font-color="true" fo:font-size="12pt" fo:language="en" fo:country="US" fo:font-style="normal" officeooo:rsid="0104b42b" officeooo:paragraph-rsid="0104b42b" fo:background-color="transparent" style:font-size-asian="12pt" style:font-style-asian="normal" style:font-size-complex="12pt" style:font-style-complex="normal"/>
    </style:style>
    <style:style style:name="P51" style:family="paragraph" style:parent-style-name="Standard">
      <style:paragraph-properties fo:margin-top="0.0799in" fo:margin-bottom="0in" loext:contextual-spacing="false"/>
      <style:text-properties style:use-window-font-color="true" style:text-line-through-style="solid" style:text-line-through-type="single" fo:font-size="12pt" fo:language="en" fo:country="US" fo:font-style="normal" officeooo:rsid="0355baf9" officeooo:paragraph-rsid="000eb1fb" fo:background-color="#ffff00" style:font-size-asian="12pt" style:font-style-asian="normal" style:font-size-complex="12pt" style:font-style-complex="normal"/>
    </style:style>
    <style:style style:name="P52" style:family="paragraph" style:parent-style-name="Standard">
      <style:paragraph-properties fo:margin-top="0.0799in" fo:margin-bottom="0in" loext:contextual-spacing="false"/>
      <style:text-properties fo:font-size="12pt" fo:language="en" fo:country="US" fo:font-style="normal" officeooo:rsid="043021c2" officeooo:paragraph-rsid="000eb1fb" fo:background-color="transparent" style:font-size-asian="12pt" style:font-style-asian="normal" style:font-size-complex="12pt" style:font-style-complex="normal"/>
    </style:style>
    <style:style style:name="P53" style:family="paragraph" style:parent-style-name="Standard">
      <style:paragraph-properties fo:margin-top="0.0799in" fo:margin-bottom="0in" loext:contextual-spacing="false"/>
      <style:text-properties fo:font-size="12pt" fo:language="en" fo:country="US" fo:font-style="normal" officeooo:rsid="0355baf9" officeooo:paragraph-rsid="000eb1fb" fo:background-color="#ffff00" style:font-size-asian="12pt" style:font-style-asian="normal" style:font-size-complex="12pt" style:font-style-complex="normal"/>
    </style:style>
    <style:style style:name="P54"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3f40f9" officeooo:paragraph-rsid="000eb1fb" style:font-size-asian="12pt" style:font-style-asian="normal" style:font-weight-asian="normal" style:font-size-complex="12pt" style:font-style-complex="normal" style:font-weight-complex="normal"/>
    </style:style>
    <style:style style:name="P55"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35ea13" officeooo:paragraph-rsid="000eb1fb"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0799in" fo:margin-bottom="0in" loext:contextual-spacing="false" fo:break-before="page"/>
      <style:text-properties style:use-window-font-color="true" fo:font-size="12pt" fo:language="en" fo:country="US" fo:font-style="normal" officeooo:rsid="04b18a95" officeooo:paragraph-rsid="00152ada" fo:background-color="transparent" style:font-size-asian="12pt" style:font-style-asian="normal" style:font-size-complex="12pt" style:font-style-complex="normal"/>
    </style:style>
    <style:style style:name="P57" style:family="paragraph" style:parent-style-name="Text_20_body">
      <style:text-properties style:use-window-font-color="true" style:font-name="FreeSerif" fo:font-size="12pt" fo:language="en" fo:country="US" fo:font-style="normal" style:text-underline-style="none" fo:font-weight="bold" officeooo:rsid="0649e218" officeooo:paragraph-rsid="000eb1fb" fo:background-color="transparent" style:font-size-asian="12pt" style:font-style-asian="normal" style:font-weight-asian="bold" style:font-size-complex="12pt" style:font-style-complex="normal" style:font-weight-complex="bold"/>
    </style:style>
    <style:style style:name="P58" style:family="paragraph" style:parent-style-name="Text_20_body" style:list-style-name="L1">
      <style:paragraph-properties fo:margin-top="0in" fo:margin-bottom="0in" loext:contextual-spacing="false"/>
      <style:text-properties officeooo:paragraph-rsid="000eb1fb"/>
    </style:style>
    <style:style style:name="P59" style:family="paragraph" style:parent-style-name="Text_20_body">
      <style:paragraph-properties fo:margin-top="0.0799in" fo:margin-bottom="0in" loext:contextual-spacing="false"/>
      <style:text-properties style:use-window-font-color="true" style:font-name="FreeSerif" fo:font-size="12pt" fo:language="en" fo:country="US" fo:font-style="italic" style:text-underline-style="none" fo:font-weight="normal" officeooo:rsid="0029ad4d" officeooo:paragraph-rsid="000eb1fb" style:font-size-asian="12pt" style:font-style-asian="italic" style:font-weight-asian="normal" style:font-size-complex="12pt" style:font-style-complex="italic" style:font-weight-complex="normal"/>
    </style:style>
    <style:style style:name="P60" style:family="paragraph" style:parent-style-name="Text_20_body">
      <style:paragraph-properties fo:margin-top="0.0799in" fo:margin-bottom="0in" loext:contextual-spacing="false"/>
      <style:text-properties style:use-window-font-color="true" style:font-name="DejaVu Serif" fo:font-size="12pt" fo:language="en" fo:country="US" fo:font-style="normal" style:text-underline-style="none" fo:font-weight="normal" officeooo:rsid="00c7e033" officeooo:paragraph-rsid="000eb1fb" style:font-size-asian="12pt" style:font-style-asian="normal" style:font-weight-asian="normal" style:font-size-complex="12pt" style:font-style-complex="normal" style:font-weight-complex="normal"/>
    </style:style>
    <style:style style:name="T1" style:family="text">
      <style:text-properties style:use-window-font-color="true" style:font-name="DejaVu Serif" fo:language="en" fo:country="US" fo:font-style="normal" fo:font-weight="normal" style:font-style-asian="normal" style:font-weight-asian="normal" style:font-style-complex="normal" style:font-weight-complex="normal"/>
    </style:style>
    <style:style style:name="T2" style:family="text">
      <style:text-properties style:use-window-font-color="true" style:font-name="DejaVu Serif" fo:language="en" fo:country="US" fo:font-style="normal" fo:font-weight="normal" officeooo:rsid="0237d577" style:font-style-asian="normal" style:font-weight-asian="normal" style:font-style-complex="normal" style:font-weight-complex="normal"/>
    </style:style>
    <style:style style:name="T3" style:family="text">
      <style:text-properties style:use-window-font-color="true" style:font-name="DejaVu Serif" fo:language="en" fo:country="US" fo:font-style="normal" fo:font-weight="normal" officeooo:rsid="0801de34" style:font-style-asian="normal" style:font-weight-asian="normal" style:font-style-complex="normal" style:font-weight-complex="normal"/>
    </style:style>
    <style:style style:name="T4" style:family="text">
      <style:text-properties style:use-window-font-color="true" style:font-name="DejaVu Serif" fo:language="en" fo:country="US" fo:font-style="normal" fo:font-weight="normal" officeooo:rsid="08cabcf3" style:font-style-asian="normal" style:font-weight-asian="normal" style:font-style-complex="normal" style:font-weight-complex="normal"/>
    </style:style>
    <style:style style:name="T5" style:family="text">
      <style:text-properties style:use-window-font-color="true" style:font-name="FreeSerif" fo:font-style="normal" style:text-underline-style="none" fo:font-weight="normal" officeooo:rsid="00a67eb7" fo:background-color="#ffff00" loext:char-shading-value="0" style:font-style-asian="normal" style:font-weight-asian="normal" style:font-style-complex="normal" style:font-weight-complex="normal"/>
    </style:style>
    <style:style style:name="T6" style:family="text">
      <style:text-properties style:use-window-font-color="true" style:font-name="FreeSerif" fo:font-style="normal" style:text-underline-style="none" fo:font-weight="normal" officeooo:rsid="009edc93" fo:background-color="#ffff00" loext:char-shading-value="0" style:font-style-asian="normal" style:font-weight-asian="normal" style:font-style-complex="normal" style:font-weight-complex="normal"/>
    </style:style>
    <style:style style:name="T7" style:family="text">
      <style:text-properties style:use-window-font-color="true" style:font-name="FreeSerif" fo:font-style="normal" style:text-underline-style="none" fo:font-weight="normal" officeooo:rsid="00a63360" fo:background-color="#ffff00" loext:char-shading-value="0" style:font-style-asian="normal" style:font-weight-asian="normal" style:font-style-complex="normal" style:font-weight-complex="normal"/>
    </style:style>
    <style:style style:name="T8" style:family="text">
      <style:text-properties style:use-window-font-color="true" style:font-name="FreeSerif" fo:font-style="normal" style:text-underline-style="none" fo:font-weight="bold" officeooo:rsid="00a67eb7" fo:background-color="#ffff00" loext:char-shading-value="0" style:font-style-asian="normal" style:font-weight-asian="bold" style:font-style-complex="normal" style:font-weight-complex="bold"/>
    </style:style>
    <style:style style:name="T9" style:family="text">
      <style:text-properties style:use-window-font-color="true" fo:font-style="normal" officeooo:rsid="05db2af5" fo:background-color="transparent" loext:char-shading-value="0" style:font-style-asian="normal" style:font-style-complex="normal"/>
    </style:style>
    <style:style style:name="T10" style:family="text">
      <style:text-properties style:use-window-font-color="true" fo:font-style="normal" officeooo:rsid="0600d57c" fo:background-color="transparent" loext:char-shading-value="0" style:font-style-asian="normal" style:font-style-complex="normal"/>
    </style:style>
    <style:style style:name="T11" style:family="text">
      <style:text-properties style:use-window-font-color="true" fo:font-style="normal" officeooo:rsid="06079705" fo:background-color="transparent" loext:char-shading-value="0" style:font-style-asian="normal" style:font-style-complex="normal"/>
    </style:style>
    <style:style style:name="T12" style:family="text">
      <style:text-properties style:use-window-font-color="true" fo:font-style="normal" officeooo:rsid="0605c489" fo:background-color="transparent" loext:char-shading-value="0" style:font-style-asian="normal" style:font-style-complex="normal"/>
    </style:style>
    <style:style style:name="T13" style:family="text">
      <style:text-properties style:use-window-font-color="true" fo:font-style="normal" officeooo:rsid="0605f4ca" fo:background-color="transparent" loext:char-shading-value="0" style:font-style-asian="normal" style:font-style-complex="normal"/>
    </style:style>
    <style:style style:name="T14" style:family="text">
      <style:text-properties style:use-window-font-color="true" fo:font-style="normal" officeooo:rsid="060903f7" fo:background-color="transparent" loext:char-shading-value="0" style:font-style-asian="normal" style:font-style-complex="normal"/>
    </style:style>
    <style:style style:name="T15" style:family="text">
      <style:text-properties style:use-window-font-color="true" fo:font-style="normal" officeooo:rsid="03d0f3dd" fo:background-color="#729fcf" loext:char-shading-value="0" style:font-style-asian="normal" style:font-style-complex="normal"/>
    </style:style>
    <style:style style:name="T16" style:family="text">
      <style:text-properties style:use-window-font-color="true" fo:font-style="normal" officeooo:rsid="03d0f3dd" fo:background-color="#ffff00" loext:char-shading-value="0" style:font-style-asian="normal" style:font-style-complex="normal"/>
    </style:style>
    <style:style style:name="T17" style:family="text">
      <style:text-properties style:use-window-font-color="true" fo:font-style="italic" officeooo:rsid="05db2af5" fo:background-color="transparent" loext:char-shading-value="0" style:font-style-asian="italic" style:font-style-complex="italic"/>
    </style:style>
    <style:style style:name="T18" style:family="text">
      <style:text-properties style:use-window-font-color="true" fo:font-style="italic" style:text-underline-style="none" fo:font-weight="normal" officeooo:rsid="00a63360" style:font-style-asian="italic" style:font-weight-asian="normal" style:font-style-complex="italic" style:font-weight-complex="normal"/>
    </style:style>
    <style:style style:name="T19" style:family="text">
      <style:text-properties style:use-window-font-color="true" fo:font-style="italic" style:text-underline-style="none" fo:font-weight="normal" officeooo:rsid="00a725ce" style:font-style-asian="italic" style:font-weight-asian="normal" style:font-style-complex="italic" style:font-weight-complex="normal"/>
    </style:style>
    <style:style style:name="T20" style:family="text">
      <style:text-properties style:use-window-font-color="true" fo:font-style="italic" style:text-underline-style="none" fo:font-weight="normal" officeooo:rsid="00a74906" style:font-style-asian="italic" style:font-weight-asian="normal" style:font-style-complex="italic" style:font-weight-complex="normal"/>
    </style:style>
    <style:style style:name="T21" style:family="text">
      <style:text-properties style:use-window-font-color="true" fo:font-size="14pt" fo:language="en" fo:country="US" fo:font-style="normal" officeooo:rsid="05ced5a3" fo:background-color="transparent" loext:char-shading-value="0" style:font-size-asian="14pt" style:font-style-asian="normal" style:font-size-complex="14pt" style:font-style-complex="normal"/>
    </style:style>
    <style:style style:name="T22" style:family="text">
      <style:text-properties style:use-window-font-color="true" fo:font-size="14pt" fo:language="en" fo:country="US" fo:font-style="normal" officeooo:rsid="048fbdd3" fo:background-color="#ffff00" loext:char-shading-value="0" style:font-size-asian="14pt" style:font-style-asian="normal" style:font-size-complex="14pt" style:font-style-complex="normal"/>
    </style:style>
    <style:style style:name="T23" style:family="text">
      <style:text-properties style:use-window-font-color="true" fo:font-size="14pt" fo:language="en" fo:country="US" fo:font-style="normal" officeooo:rsid="04aa7674" fo:background-color="#ffff00" loext:char-shading-value="0" style:font-size-asian="14pt" style:font-style-asian="normal" style:font-size-complex="14pt" style:font-style-complex="normal"/>
    </style:style>
    <style:style style:name="T24" style:family="text">
      <style:text-properties fo:font-weight="bold"/>
    </style:style>
    <style:style style:name="T25" style:family="text">
      <style:text-properties officeooo:rsid="0355baf9"/>
    </style:style>
    <style:style style:name="T26" style:family="text">
      <style:text-properties officeooo:rsid="0494f375"/>
    </style:style>
    <style:style style:name="T27" style:family="text">
      <style:text-properties officeooo:rsid="0498a2d8"/>
    </style:style>
    <style:style style:name="T28" style:family="text">
      <style:text-properties officeooo:rsid="04b5d912"/>
    </style:style>
    <style:style style:name="T29" style:family="text">
      <style:text-properties officeooo:rsid="04e9a29f"/>
    </style:style>
    <style:style style:name="T30" style:family="text">
      <style:text-properties fo:color="#ff0000" fo:font-style="normal" officeooo:rsid="040595d0" fo:background-color="transparent" loext:char-shading-value="0" style:font-style-asian="normal" style:font-style-complex="normal"/>
    </style:style>
    <style:style style:name="T31" style:family="text">
      <style:text-properties fo:color="#ff0000" style:font-name="DejaVu Serif" fo:language="en" fo:country="US" fo:font-style="normal" fo:font-weight="normal" officeooo:rsid="02acf0b8" style:font-style-asian="normal" style:font-weight-asian="normal" style:font-style-complex="normal" style:font-weight-complex="normal"/>
    </style:style>
    <style:style style:name="T32" style:family="text">
      <style:text-properties fo:color="#ff0000" style:font-name="DejaVu Serif" fo:language="en" fo:country="US" fo:font-style="normal" fo:font-weight="normal" officeooo:rsid="02b22599" style:font-style-asian="normal" style:font-weight-asian="normal" style:font-style-complex="normal" style:font-weight-complex="normal"/>
    </style:style>
    <style:style style:name="T33" style:family="text">
      <style:text-properties fo:color="#ff0000" style:font-name="DejaVu Serif" fo:language="en" fo:country="US" fo:font-style="normal" fo:font-weight="normal" officeooo:rsid="02b726eb" style:font-style-asian="normal" style:font-weight-asian="normal" style:font-style-complex="normal" style:font-weight-complex="normal"/>
    </style:style>
    <style:style style:name="T34" style:family="text">
      <style:text-properties fo:color="#ff0000" officeooo:rsid="001af1a6"/>
    </style:style>
    <style:style style:name="T35" style:family="text">
      <style:text-properties fo:color="#ff0000" officeooo:rsid="006a30ab"/>
    </style:style>
    <style:style style:name="T36" style:family="text">
      <style:text-properties fo:color="#ff0000" officeooo:rsid="040595d0"/>
    </style:style>
    <style:style style:name="T37" style:family="text">
      <style:text-properties fo:color="#ff0000" officeooo:rsid="00715bd0"/>
    </style:style>
    <style:style style:name="T38" style:family="text">
      <style:text-properties fo:background-color="#ffff00" loext:char-shading-value="0"/>
    </style:style>
    <style:style style:name="T39" style:family="text">
      <style:text-properties officeooo:rsid="0355baf9" fo:background-color="#ffff00" loext:char-shading-value="0"/>
    </style:style>
    <style:style style:name="T40" style:family="text">
      <style:text-properties officeooo:rsid="004fcf1f" fo:background-color="#ffff00" loext:char-shading-value="0"/>
    </style:style>
    <style:style style:name="T41" style:family="text">
      <style:text-properties fo:font-style="normal" officeooo:rsid="05bcf2ac" fo:background-color="transparent" loext:char-shading-value="0" style:font-style-asian="normal" style:font-style-complex="normal"/>
    </style:style>
    <style:style style:name="T42" style:family="text">
      <style:text-properties fo:font-style="normal" officeooo:rsid="05bece95" fo:background-color="transparent" loext:char-shading-value="0" style:font-style-asian="normal" style:font-style-complex="normal"/>
    </style:style>
    <style:style style:name="T43" style:family="text">
      <style:text-properties fo:font-style="normal" officeooo:rsid="05bf9d35" fo:background-color="transparent" loext:char-shading-value="0" style:font-style-asian="normal" style:font-style-complex="normal"/>
    </style:style>
    <style:style style:name="T44" style:family="text">
      <style:text-properties fo:font-style="normal" officeooo:rsid="05af9399" fo:background-color="transparent" loext:char-shading-value="0" style:font-style-asian="normal" style:font-style-complex="normal"/>
    </style:style>
    <style:style style:name="T45" style:family="text">
      <style:text-properties fo:font-style="normal" officeooo:rsid="05b35470" fo:background-color="transparent" loext:char-shading-value="0" style:font-style-asian="normal" style:font-style-complex="normal"/>
    </style:style>
    <style:style style:name="T46" style:family="text">
      <style:text-properties fo:font-style="normal" officeooo:rsid="05b45866" fo:background-color="transparent" loext:char-shading-value="0" style:font-style-asian="normal" style:font-style-complex="normal"/>
    </style:style>
    <style:style style:name="T47" style:family="text">
      <style:text-properties fo:font-style="normal" officeooo:rsid="05b55099" fo:background-color="transparent" loext:char-shading-value="0" style:font-style-asian="normal" style:font-style-complex="normal"/>
    </style:style>
    <style:style style:name="T48" style:family="text">
      <style:text-properties fo:font-style="normal" officeooo:rsid="05b63489" fo:background-color="transparent" loext:char-shading-value="0" style:font-style-asian="normal" style:font-style-complex="normal"/>
    </style:style>
    <style:style style:name="T49" style:family="text">
      <style:text-properties fo:font-style="normal" officeooo:rsid="05b6787f" fo:background-color="transparent" loext:char-shading-value="0" style:font-style-asian="normal" style:font-style-complex="normal"/>
    </style:style>
    <style:style style:name="T50" style:family="text">
      <style:text-properties fo:font-style="normal" officeooo:rsid="05b721da" fo:background-color="transparent" loext:char-shading-value="0" style:font-style-asian="normal" style:font-style-complex="normal"/>
    </style:style>
    <style:style style:name="T51" style:family="text">
      <style:text-properties fo:font-style="normal" officeooo:rsid="05b8d6be" fo:background-color="transparent" loext:char-shading-value="0" style:font-style-asian="normal" style:font-style-complex="normal"/>
    </style:style>
    <style:style style:name="T52" style:family="text">
      <style:text-properties fo:font-style="normal" officeooo:rsid="05daa62b" fo:background-color="transparent" loext:char-shading-value="0" style:font-style-asian="normal" style:font-style-complex="normal"/>
    </style:style>
    <style:style style:name="T53" style:family="text">
      <style:text-properties fo:font-style="normal" officeooo:rsid="060903f7" fo:background-color="transparent" loext:char-shading-value="0" style:font-style-asian="normal" style:font-style-complex="normal"/>
    </style:style>
    <style:style style:name="T54" style:family="text">
      <style:text-properties fo:font-style="normal" officeooo:rsid="06097dd1" fo:background-color="transparent" loext:char-shading-value="0" style:font-style-asian="normal" style:font-style-complex="normal"/>
    </style:style>
    <style:style style:name="T55" style:family="text">
      <style:text-properties fo:font-style="normal" officeooo:rsid="060b401a" fo:background-color="transparent" loext:char-shading-value="0" style:font-style-asian="normal" style:font-style-complex="normal"/>
    </style:style>
    <style:style style:name="T56" style:family="text">
      <style:text-properties fo:font-style="normal" officeooo:rsid="060b7af7" fo:background-color="transparent" loext:char-shading-value="0" style:font-style-asian="normal" style:font-style-complex="normal"/>
    </style:style>
    <style:style style:name="T57" style:family="text">
      <style:text-properties fo:font-style="normal" officeooo:rsid="060d45f1" fo:background-color="transparent" loext:char-shading-value="0" style:font-style-asian="normal" style:font-style-complex="normal"/>
    </style:style>
    <style:style style:name="T58" style:family="text">
      <style:text-properties fo:font-style="normal" officeooo:rsid="060efe3d" fo:background-color="transparent" loext:char-shading-value="0" style:font-style-asian="normal" style:font-style-complex="normal"/>
    </style:style>
    <style:style style:name="T59" style:family="text">
      <style:text-properties fo:font-style="normal" officeooo:rsid="061036db" fo:background-color="transparent" loext:char-shading-value="0" style:font-style-asian="normal" style:font-style-complex="normal"/>
    </style:style>
    <style:style style:name="T60" style:family="text">
      <style:text-properties fo:font-style="normal" officeooo:rsid="0612ece2" fo:background-color="transparent" loext:char-shading-value="0" style:font-style-asian="normal" style:font-style-complex="normal"/>
    </style:style>
    <style:style style:name="T61" style:family="text">
      <style:text-properties fo:font-style="normal" officeooo:rsid="06135929" fo:background-color="transparent" loext:char-shading-value="0" style:font-style-asian="normal" style:font-style-complex="normal"/>
    </style:style>
    <style:style style:name="T62" style:family="text">
      <style:text-properties fo:font-style="normal" officeooo:rsid="0615ea8a" fo:background-color="transparent" loext:char-shading-value="0" style:font-style-asian="normal" style:font-style-complex="normal"/>
    </style:style>
    <style:style style:name="T63" style:family="text">
      <style:text-properties fo:font-style="normal" officeooo:rsid="0616e00e" fo:background-color="transparent" loext:char-shading-value="0" style:font-style-asian="normal" style:font-style-complex="normal"/>
    </style:style>
    <style:style style:name="T64" style:family="text">
      <style:text-properties fo:font-style="normal" officeooo:rsid="061808b4" fo:background-color="transparent" loext:char-shading-value="0" style:font-style-asian="normal" style:font-style-complex="normal"/>
    </style:style>
    <style:style style:name="T65" style:family="text">
      <style:text-properties fo:font-style="normal" officeooo:rsid="03d98c67" fo:background-color="transparent" loext:char-shading-value="0" style:font-style-asian="normal" style:font-style-complex="normal"/>
    </style:style>
    <style:style style:name="T66" style:family="text">
      <style:text-properties fo:font-style="normal" officeooo:rsid="03db7955" fo:background-color="transparent" loext:char-shading-value="0" style:font-style-asian="normal" style:font-style-complex="normal"/>
    </style:style>
    <style:style style:name="T67" style:family="text">
      <style:text-properties fo:font-style="normal" officeooo:rsid="03e494d1" fo:background-color="transparent" loext:char-shading-value="0" style:font-style-asian="normal" style:font-style-complex="normal"/>
    </style:style>
    <style:style style:name="T68" style:family="text">
      <style:text-properties fo:font-style="normal" officeooo:rsid="03e76061" fo:background-color="transparent" loext:char-shading-value="0" style:font-style-asian="normal" style:font-style-complex="normal"/>
    </style:style>
    <style:style style:name="T69" style:family="text">
      <style:text-properties fo:font-style="normal" officeooo:rsid="03e99b21" fo:background-color="transparent" loext:char-shading-value="0" style:font-style-asian="normal" style:font-style-complex="normal"/>
    </style:style>
    <style:style style:name="T70" style:family="text">
      <style:text-properties fo:font-style="normal" officeooo:rsid="03e9aeac" fo:background-color="transparent" loext:char-shading-value="0" style:font-style-asian="normal" style:font-style-complex="normal"/>
    </style:style>
    <style:style style:name="T71" style:family="text">
      <style:text-properties fo:font-style="normal" officeooo:rsid="03e9b795" fo:background-color="transparent" loext:char-shading-value="0" style:font-style-asian="normal" style:font-style-complex="normal"/>
    </style:style>
    <style:style style:name="T72" style:family="text">
      <style:text-properties fo:font-style="normal" officeooo:rsid="03ea8248" fo:background-color="transparent" loext:char-shading-value="0" style:font-style-asian="normal" style:font-style-complex="normal"/>
    </style:style>
    <style:style style:name="T73" style:family="text">
      <style:text-properties fo:font-style="normal" officeooo:rsid="03ec4520" fo:background-color="transparent" loext:char-shading-value="0" style:font-style-asian="normal" style:font-style-complex="normal"/>
    </style:style>
    <style:style style:name="T74" style:family="text">
      <style:text-properties fo:font-style="normal" officeooo:rsid="03f1d951" fo:background-color="transparent" loext:char-shading-value="0" style:font-style-asian="normal" style:font-style-complex="normal"/>
    </style:style>
    <style:style style:name="T75" style:family="text">
      <style:text-properties fo:font-style="normal" officeooo:rsid="03f1fb39" fo:background-color="transparent" loext:char-shading-value="0" style:font-style-asian="normal" style:font-style-complex="normal"/>
    </style:style>
    <style:style style:name="T76" style:family="text">
      <style:text-properties fo:font-style="normal" officeooo:rsid="03f72d5e" fo:background-color="transparent" loext:char-shading-value="0" style:font-style-asian="normal" style:font-style-complex="normal"/>
    </style:style>
    <style:style style:name="T77" style:family="text">
      <style:text-properties fo:font-style="normal" officeooo:rsid="03f84bda" fo:background-color="transparent" loext:char-shading-value="0" style:font-style-asian="normal" style:font-style-complex="normal"/>
    </style:style>
    <style:style style:name="T78" style:family="text">
      <style:text-properties fo:font-style="normal" officeooo:rsid="03fb4eae" fo:background-color="transparent" loext:char-shading-value="0" style:font-style-asian="normal" style:font-style-complex="normal"/>
    </style:style>
    <style:style style:name="T79" style:family="text">
      <style:text-properties fo:font-style="normal" officeooo:rsid="03fb9783" fo:background-color="transparent" loext:char-shading-value="0" style:font-style-asian="normal" style:font-style-complex="normal"/>
    </style:style>
    <style:style style:name="T80" style:family="text">
      <style:text-properties fo:font-style="normal" officeooo:rsid="03fd27f2" fo:background-color="transparent" loext:char-shading-value="0" style:font-style-asian="normal" style:font-style-complex="normal"/>
    </style:style>
    <style:style style:name="T81" style:family="text">
      <style:text-properties fo:font-style="normal" officeooo:rsid="03fe4c63" fo:background-color="transparent" loext:char-shading-value="0" style:font-style-asian="normal" style:font-style-complex="normal"/>
    </style:style>
    <style:style style:name="T82" style:family="text">
      <style:text-properties fo:font-style="normal" officeooo:rsid="03ff2cb6" fo:background-color="transparent" loext:char-shading-value="0" style:font-style-asian="normal" style:font-style-complex="normal"/>
    </style:style>
    <style:style style:name="T83" style:family="text">
      <style:text-properties fo:font-style="normal" officeooo:rsid="0400423c" fo:background-color="transparent" loext:char-shading-value="0" style:font-style-asian="normal" style:font-style-complex="normal"/>
    </style:style>
    <style:style style:name="T84" style:family="text">
      <style:text-properties fo:font-style="normal" officeooo:rsid="040595d0" fo:background-color="transparent" loext:char-shading-value="0" style:font-style-asian="normal" style:font-style-complex="normal"/>
    </style:style>
    <style:style style:name="T85" style:family="text">
      <style:text-properties fo:font-style="normal" officeooo:rsid="040ece19" fo:background-color="transparent" loext:char-shading-value="0" style:font-style-asian="normal" style:font-style-complex="normal"/>
    </style:style>
    <style:style style:name="T86" style:family="text">
      <style:text-properties fo:font-style="normal" officeooo:rsid="041077b3" fo:background-color="transparent" loext:char-shading-value="0" style:font-style-asian="normal" style:font-style-complex="normal"/>
    </style:style>
    <style:style style:name="T87" style:family="text">
      <style:text-properties fo:font-style="normal" officeooo:rsid="0410b735" fo:background-color="transparent" loext:char-shading-value="0" style:font-style-asian="normal" style:font-style-complex="normal"/>
    </style:style>
    <style:style style:name="T88" style:family="text">
      <style:text-properties fo:font-style="normal" officeooo:rsid="041426da" fo:background-color="transparent" loext:char-shading-value="0" style:font-style-asian="normal" style:font-style-complex="normal"/>
    </style:style>
    <style:style style:name="T89" style:family="text">
      <style:text-properties fo:font-style="normal" officeooo:rsid="04145abd" fo:background-color="transparent" loext:char-shading-value="0" style:font-style-asian="normal" style:font-style-complex="normal"/>
    </style:style>
    <style:style style:name="T90" style:family="text">
      <style:text-properties fo:font-style="normal" officeooo:rsid="041707de" fo:background-color="transparent" loext:char-shading-value="0" style:font-style-asian="normal" style:font-style-complex="normal"/>
    </style:style>
    <style:style style:name="T91" style:family="text">
      <style:text-properties fo:font-style="normal" officeooo:rsid="04163481" fo:background-color="transparent" loext:char-shading-value="0" style:font-style-asian="normal" style:font-style-complex="normal"/>
    </style:style>
    <style:style style:name="T92" style:family="text">
      <style:text-properties fo:font-style="normal" officeooo:rsid="04165c40" fo:background-color="transparent" loext:char-shading-value="0" style:font-style-asian="normal" style:font-style-complex="normal"/>
    </style:style>
    <style:style style:name="T93" style:family="text">
      <style:text-properties fo:font-style="normal" officeooo:rsid="04180f2b" fo:background-color="transparent" loext:char-shading-value="0" style:font-style-asian="normal" style:font-style-complex="normal"/>
    </style:style>
    <style:style style:name="T94" style:family="text">
      <style:text-properties fo:font-style="normal" officeooo:rsid="0427ca19" fo:background-color="transparent" loext:char-shading-value="0" style:font-style-asian="normal" style:font-style-complex="normal"/>
    </style:style>
    <style:style style:name="T95" style:family="text">
      <style:text-properties fo:font-style="normal" officeooo:rsid="0429d51c" fo:background-color="transparent" loext:char-shading-value="0" style:font-style-asian="normal" style:font-style-complex="normal"/>
    </style:style>
    <style:style style:name="T96" style:family="text">
      <style:text-properties fo:font-style="normal" officeooo:rsid="042b1635" fo:background-color="transparent" loext:char-shading-value="0" style:font-style-asian="normal" style:font-style-complex="normal"/>
    </style:style>
    <style:style style:name="T97" style:family="text">
      <style:text-properties fo:font-style="normal" officeooo:rsid="042cd68d" fo:background-color="transparent" loext:char-shading-value="0" style:font-style-asian="normal" style:font-style-complex="normal"/>
    </style:style>
    <style:style style:name="T98" style:family="text">
      <style:text-properties fo:font-style="normal" style:font-style-asian="normal" style:font-style-complex="normal"/>
    </style:style>
    <style:style style:name="T99" style:family="text">
      <style:text-properties fo:font-style="italic" officeooo:rsid="060b401a" fo:background-color="transparent" loext:char-shading-value="0" style:font-style-asian="italic" style:font-style-complex="italic"/>
    </style:style>
    <style:style style:name="T100" style:family="text">
      <style:text-properties fo:font-style="italic" officeooo:rsid="03b7eebc" fo:background-color="transparent" loext:char-shading-value="0" style:font-style-asian="italic" style:font-style-complex="italic"/>
    </style:style>
    <style:style style:name="T101" style:family="text">
      <style:text-properties fo:font-style="italic" officeooo:rsid="03b7d5cc" fo:background-color="transparent" loext:char-shading-value="0" style:font-style-asian="italic" style:font-style-complex="italic"/>
    </style:style>
    <style:style style:name="T102" style:family="text">
      <style:text-properties fo:font-style="italic" officeooo:rsid="03d98c67" fo:background-color="transparent" loext:char-shading-value="0" style:font-style-asian="italic" style:font-style-complex="italic"/>
    </style:style>
    <style:style style:name="T103" style:family="text">
      <style:text-properties fo:font-style="italic" officeooo:rsid="03ea8248" fo:background-color="transparent" loext:char-shading-value="0" style:font-style-asian="italic" style:font-style-complex="italic"/>
    </style:style>
    <style:style style:name="T104" style:family="text">
      <style:text-properties fo:font-style="italic" officeooo:rsid="03ff2cb6" fo:background-color="transparent" loext:char-shading-value="0" style:font-style-asian="italic" style:font-style-complex="italic"/>
    </style:style>
    <style:style style:name="T105" style:family="text">
      <style:text-properties fo:font-style="italic" officeooo:rsid="03ff2cb6" style:font-style-asian="italic" style:font-style-complex="italic"/>
    </style:style>
    <style:style style:name="T106" style:family="text">
      <style:text-properties fo:font-style="italic" officeooo:rsid="00d5d2ac" style:font-style-asian="italic" style:font-style-complex="italic"/>
    </style:style>
    <style:style style:name="T107" style:family="text">
      <style:text-properties fo:font-style="italic" officeooo:rsid="00db7d79" style:font-style-asian="italic" style:font-style-complex="italic"/>
    </style:style>
    <style:style style:name="T108" style:family="text">
      <style:text-properties officeooo:rsid="043021c2"/>
    </style:style>
    <style:style style:name="T109" style:family="text">
      <style:text-properties style:font-name="FreeSerif" officeooo:rsid="004e68f3" fo:background-color="#ffff00" loext:char-shading-value="0"/>
    </style:style>
    <style:style style:name="T110" style:family="text">
      <style:text-properties style:font-name="FreeSerif" officeooo:rsid="009f6e21"/>
    </style:style>
    <style:style style:name="T111" style:family="text">
      <style:text-properties style:font-name="FreeSerif" style:text-underline-style="none" officeooo:rsid="0098c91f"/>
    </style:style>
    <style:style style:name="T112" style:family="text">
      <style:text-properties style:font-name="FreeSerif" style:text-underline-style="none" officeooo:rsid="009d8ea2"/>
    </style:style>
    <style:style style:name="T113" style:family="text">
      <style:text-properties style:font-name="FreeSerif" style:text-underline-style="none" officeooo:rsid="009edc93"/>
    </style:style>
    <style:style style:name="T114" style:family="text">
      <style:text-properties style:font-name="FreeSerif" style:text-underline-style="none" officeooo:rsid="00a63360"/>
    </style:style>
    <style:style style:name="T115" style:family="text">
      <style:text-properties officeooo:rsid="004fcf1f"/>
    </style:style>
    <style:style style:name="T116" style:family="text">
      <style:text-properties officeooo:rsid="0041e624"/>
    </style:style>
    <style:style style:name="T117" style:family="text">
      <style:text-properties officeooo:rsid="00455f41"/>
    </style:style>
    <style:style style:name="T118" style:family="text">
      <style:text-properties officeooo:rsid="004614dd"/>
    </style:style>
    <style:style style:name="T119" style:family="text">
      <style:text-properties officeooo:rsid="005ce3de"/>
    </style:style>
    <style:style style:name="T120" style:family="text">
      <style:text-properties officeooo:rsid="005de408"/>
    </style:style>
    <style:style style:name="T121" style:family="text">
      <style:text-properties officeooo:rsid="0061b738"/>
    </style:style>
    <style:style style:name="T122" style:family="text">
      <style:text-properties style:font-name="DejaVu Serif" fo:font-weight="normal" officeooo:rsid="005204d1" style:font-weight-asian="normal" style:font-weight-complex="normal"/>
    </style:style>
    <style:style style:name="T123" style:family="text">
      <style:text-properties style:font-name="DejaVu Serif" fo:font-weight="normal" officeooo:rsid="00a094aa" style:font-weight-asian="normal" style:font-weight-complex="normal"/>
    </style:style>
    <style:style style:name="T124" style:family="text">
      <style:text-properties style:font-name="DejaVu Serif" fo:font-weight="normal" officeooo:rsid="00a28b23" style:font-weight-asian="normal" style:font-weight-complex="normal"/>
    </style:style>
    <style:style style:name="T125" style:family="text">
      <style:text-properties style:font-name="DejaVu Serif" officeooo:rsid="00a094aa"/>
    </style:style>
    <style:style style:name="T126" style:family="text">
      <style:text-properties officeooo:rsid="00a463cc"/>
    </style:style>
    <style:style style:name="T127" style:family="text">
      <style:text-properties officeooo:rsid="001ae2ae"/>
    </style:style>
    <style:style style:name="T128" style:family="text">
      <style:text-properties officeooo:rsid="001cc813"/>
    </style:style>
    <style:style style:name="T129" style:family="text">
      <style:text-properties officeooo:rsid="001cf91c"/>
    </style:style>
    <style:style style:name="T130" style:family="text">
      <style:text-properties officeooo:rsid="0076f092"/>
    </style:style>
    <style:style style:name="T131" style:family="text">
      <style:text-properties officeooo:rsid="00953180"/>
    </style:style>
    <style:style style:name="T132" style:family="text">
      <style:text-properties fo:language="en" fo:country="US" fo:font-style="normal" style:font-style-asian="normal" style:font-style-complex="normal"/>
    </style:style>
    <style:style style:name="T133" style:family="text">
      <style:text-properties fo:language="en" fo:country="US" fo:font-style="normal" officeooo:rsid="0040331b" style:font-style-asian="normal" style:font-style-complex="normal"/>
    </style:style>
    <style:style style:name="T134" style:family="text">
      <style:text-properties officeooo:rsid="002e5355"/>
    </style:style>
    <style:style style:name="T135" style:family="text">
      <style:text-properties officeooo:rsid="00347c44"/>
    </style:style>
    <style:style style:name="T136" style:family="text">
      <style:text-properties officeooo:rsid="0479d1b2"/>
    </style:style>
    <style:style style:name="T137" style:family="text">
      <style:text-properties officeooo:rsid="00715bd0"/>
    </style:style>
    <style:style style:name="T138" style:family="text">
      <style:text-properties officeooo:rsid="03ff2cb6"/>
    </style:style>
    <style:style style:name="T139" style:family="text">
      <style:text-properties officeooo:rsid="040595d0"/>
    </style:style>
    <style:style style:name="T140" style:family="text">
      <style:text-properties officeooo:rsid="00d2f9a0"/>
    </style:style>
    <style:style style:name="T141" style:family="text">
      <style:text-properties officeooo:rsid="00d5d2ac"/>
    </style:style>
    <style:style style:name="T142" style:family="text">
      <style:text-properties officeooo:rsid="00db7d79"/>
    </style:style>
    <style:style style:name="T143" style:family="text">
      <style:text-properties officeooo:rsid="00f46d9a"/>
    </style:style>
    <style:style style:name="T144" style:family="text">
      <style:text-properties officeooo:rsid="0105643e"/>
    </style:style>
    <style:style style:name="T145" style:family="text">
      <style:text-properties officeooo:rsid="0107ada9"/>
    </style:style>
    <text:list-style style:name="L1">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03571633" text:style-name="L1">
        <text:list-item>
          <text:p text:style-name="P58">Présenter la <text:span text:style-name="T24">démarche</text:span> effectuée au cours du stage et justifier la <text:span text:style-name="T24">méthode</text:span> employée pour répondre à la question. </text:p>
          <text:list>
            <text:list-item>
              <text:p text:style-name="P58">critères d'évaluation: </text:p>
            </text:list-item>
          </text:list>
        </text:list-item>
      </text:list>
      <text:p text:style-name="P57">pertinence de la démarche (théorique ou expérimentale) par rapport à la problématique </text:p>
      <text:p text:style-name="P57"/>
      <text:p text:style-name="P38"><text:span text:style-name="T21">2. </text:span><text:span text:style-name="T22">Internship objective and methods //</text:span><text:span text:style-name="T23">+ predic</text:span></text:p>
      <text:p text:style-name="P43"><text:tab/></text:p>
      <text:p text:style-name="P23"><text:span text:style-name="T26">2.1. Objective and methods</text:span></text:p>
      <text:p text:style-name="P23"><text:tab/><text:span text:style-name="T140">2.1.1) Objective</text:span></text:p>
      <text:p text:style-name="P24">The general objective of the internship is thus to <text:span text:style-name="T27">study an alternative explanation for self-sacrifice, using a social signaling framework – as introduced above. Evolutionary signaling theory offers a path for avoiding the potential pitfalls (see 1.2.) of maladaptation and group benefit, as the previous hypothesis was formulated purely in terms of individual (inclusive) fitness.</text:span></text:p>
      <text:p text:style-name="P25">The underlying objective of such an evolutionary approach to self-sacrifice is to go beyond its various manifestations and/or proximate causes, <text:span text:style-name="T28">in order to provide the bases for developing a more integrated understanding of the phenomenon. By investigating these characteristics in relation to a potential biological function of self-sacrifice, one hopes to eventually be able to paint a picture of the causal relations between its various features, and tackle the question of its history (Tinbergen, 1963).</text:span></text:p>
      <text:p text:style-name="P25"><text:span text:style-name="T29">Of course, the actual objectives of the internship are not that lofty. The point is to attempt to provide a logical and reasonably robust argument (see next section), which may allow for limited reinterpretation of self-sacrifice. To begin, an evolutionary account in a general context (intergroup conflict) constitute an argument against the explanatory power of specific beliefs or ideology. Further, if self-sacrifice may be interpreted as a social signal of one’s commitment to the group, then group benefit should be understood as part of the signal, not its explanation. In such an interpretation, the fact that a group may benefit from an individual’s self-sacrifice is merely a consequence of that individual engaging in a behavior which has tended to augment his/her inclusive fitness in our evolutionary past. </text:span><text:span text:style-name="T34"><text:line-break/></text:span><text:span text:style-name="T35">[vire : donc biological motivations = … selfish genes]</text:span></text:p>
      <text:p text:style-name="P45">In addition, <text:span text:style-name="T137">the paper aims to provide a stand-alone explanation. As with Blackwell’s (2008) model, a fundamental idea is that self-sacrifice may be beneficial to inclusive fitness, a martyr’s relatives may benefit from his/her celebrity. In contrast however, the hypothesis above aims to provide a mechanism by which may arise such a situation where martyr’s gain posthumous celebrity and this entails social (rather than material) benefits to their kin. As argued below, the two-tier signaling model developed in this part may thus allow to reinterpret the role played by painful rituals in relation to identity fusion and self-sacrifice (see </text:span><text:span text:style-name="T37">section 2.2.1)</text:span><text:span text:style-name="T137">).</text:span></text:p>
      <text:p text:style-name="P45"><text:span text:style-name="T137"><text:s/><text:tab/>2.1.2) Methods</text:span></text:p>
      <text:p text:style-name="P47"><text:span text:style-name="T141">Work during the internship relied first on </text:span><text:span text:style-name="T106">computer simulations</text:span><text:span text:style-name="T141">, using evolutionary paradigms. The basic idea behind these simulations is to achieve </text:span><text:soft-page-break/><text:span text:style-name="T141">a </text:span><text:span text:style-name="T107">proof of concept</text:span><text:span text:style-name="T142">, meaning the simplest possible simulation that allows for the phenomenon under study to emerge in a robust manner (to be stable for a large array of parameter values). The projected model was implemented into two Python scripts, and, in order to further test the logic of the model and the validity of its implementation, predictions made on the basis of the above hypothesis were tested (see below).</text:span></text:p>
      <text:p text:style-name="P47"><text:span text:style-name="T143">Internship work was also grounded in analysis in terms of game theory. Using simplifying hypotheses, the objective was to obtain the simplest possible mathematical characterization of the phenomena under study, as well as the conditions under which they are stable.<text:line-break/></text:span></text:p>
      <text:p text:style-name="P50">2.2. <text:span text:style-name="T144">Further development of the proposed explanation</text:span></text:p>
      <text:p text:style-name="P50"><text:tab/><text:span text:style-name="T145">2.2.1) Predictions</text:span></text:p>
      <text:p text:style-name="P44"/>
      <text:p text:style-name="P48"><text:span text:style-name="T138">In extreme situations, competition can thus lead to </text:span><text:span text:style-name="T105">large individuals costs</text:span><text:span text:style-name="T138">, hence honesty (</text:span><text:span text:style-name="T36">see 1.3.2)</text:span><text:span text:style-name="T139">). Correlation between adversarial conditions and cost of signaling commitment has been observed in military and paramilitary groups (Altran, 2010), as well as with organized crime, where mutually exclusive signals (tattoos) may emerge (Slade, 2012). This connects with the idea that extreme rituals – or even “rites of terror” – should lead to .</text:span></text:p>
      <text:p text:style-name="P56"><text:span text:style-name="T28">To the extent that the previous hypothesis may be valid, it may allow to (later on) reinterpret the characteristics of self-sacrifice and their (causal) interrelations, </text:span><text:line-break/><text:line-break/><text:span text:style-name="T25">1.3.5) </text:span><text:span text:style-name="T39">General p</text:span><text:span text:style-name="T25">redictions;</text:span><text:span text:style-name="T39"> honesty</text:span></text:p>
      <text:p text:style-name="P26"><text:span text:style-name="T39">[</text:span><text:span text:style-name="T38">more predictions after in methods????] = quoi encore ?</text:span></text:p>
      <text:p text:style-name="P27"><text:span text:style-name="T41">The </text:span><text:span text:style-name="T42">explanation </text:span><text:span text:style-name="T43">investigated during this internship thus involves a two-tier signaling model.</text:span><text:span text:style-name="T44"> </text:span><text:span text:style-name="T45">Self-sacrifice and honoring are envisioned as first-order and second-order signals </text:span><text:span text:style-name="T46">of commitment to the group, </text:span><text:span text:style-name="T47">which cannot exist without one another, and which </text:span><text:span text:style-name="T48">take on such meaning </text:span><text:span text:style-name="T49">because of one another </text:span><text:span text:style-name="T50">(honoring is intended to signal commitment </text:span><text:span text:style-name="T51">by referring to self-sacrifice, thus making self-sacrifice a first-order signal of commitment).</text:span><text:span text:style-name="T52"> </text:span></text:p>
      <text:p text:style-name="P30"><text:span text:style-name="T9">Both </text:span><text:span text:style-name="T10">patterns</text:span><text:span text:style-name="T9"> are expected to be </text:span><text:span text:style-name="T17">mutually reinforcing</text:span><text:span text:style-name="T9">. </text:span><text:span text:style-name="T11">With respect to</text:span><text:span text:style-name="T12"> first-order signaling, </text:span><text:span text:style-name="T13">potential </text:span><text:span text:style-name="T14">individual benefits grow with the num</text:span><text:span text:style-name="T53">ber of individuals engaged in second-order signaling (and their average level of signaling) – </text:span><text:span text:style-name="T54">although, as mentioned above, </text:span><text:span text:style-name="T99">self-sacrifice </text:span><text:span text:style-name="T100">should </text:span><text:span text:style-name="T99">remain a </text:span><text:span text:style-name="T101">low-frequency</text:span><text:span text:style-name="T99"> behavior.</text:span><text:span text:style-name="T55"> </text:span><text:span text:style-name="T56">Conversely, the higher the visibility of a first-order signal, the </text:span><text:span text:style-name="T57">more one stands to gain by emitting a second-order signal based on it.</text:span></text:p>
      <text:p text:style-name="P30"><text:span text:style-name="T58">As with any signaling model, honesty </text:span><text:span text:style-name="T59">at equilibrium is key. </text:span><text:span text:style-name="T60">While this does not appear to be a problem with respect to self-sacrifice, </text:span><text:span text:style-name="T61">seeing its irremediable nature, </text:span><text:span text:style-name="T62">explaining </text:span><text:span text:style-name="T63">why honoring should be an honest signal </text:span><text:span text:style-name="T64">is crucial. </text:span><text:span text:style-name="T65">The idea is that the </text:span><text:span text:style-name="T102">maximum amount</text:span><text:span text:style-name="T65"> which a dishonest signaler can invest in honoring should be</text:span><text:span text:style-name="T102"> capped</text:span><text:span text:style-name="T65"> </text:span><text:span text:style-name="T66">to a lower level that that of an honest signaler, </text:span><text:span text:style-name="T67">since he/she </text:span><text:span text:style-name="T68">does not intend to be faithful to the group in the long-run and </text:span><text:span text:style-name="T69">thus</text:span><text:span text:style-name="T68"> stands to gain </text:span><text:span text:style-name="T70">less in terms of social benefits directly tied to such a group. </text:span><text:span text:style-name="T71">Another way of looking at this is to consider that </text:span><text:span text:style-name="T72">a dishonest signaler should face a </text:span><text:span text:style-name="T103">marginal cost premium</text:span><text:span text:style-name="T72">, </text:span><text:span text:style-name="T73">since </text:span><text:span text:style-name="T74">investing time </text:span><text:span text:style-name="T75">in the group </text:span><text:span text:style-name="T76">is less interesting</text:span><text:span text:style-name="T77">, </text:span><text:span text:style-name="T78">as the signaler stands to gain </text:span><text:span text:style-name="T79">relatively more </text:span><text:span text:style-name="T80">from </text:span><text:span text:style-name="T81">other sources (other groups, his- or herself).</text:span></text:p>
      <text:p text:style-name="P30"><text:span text:style-name="T82">In extreme situations, competition can thus lead to </text:span><text:span text:style-name="T104">large individuals costs</text:span><text:span text:style-name="T82">, hence honesty</text:span><text:span text:style-name="T83"> </text:span><text:span text:style-name="T84">(</text:span><text:span text:style-name="T30">see 1.3.2)</text:span><text:span text:style-name="T84">). </text:span><text:span text:style-name="T85">Correlation between adversarial conditions and </text:span><text:span text:style-name="T86">cost of signaling commitment has been observed in </text:span><text:span text:style-name="T87">military and paramilitary groups (Altran, 2010), as well </text:span><text:span text:style-name="T88">as with organized crime, </text:span><text:span text:style-name="T89">where mutually exclusive signals (tat</text:span><text:span text:style-name="T90">t</text:span><text:span text:style-name="T89">oos) may </text:span><text:span text:style-name="T91">emerge </text:span><text:span text:style-name="T92">(</text:span><text:span text:style-name="T93">Slade, 2012). </text:span><text:span text:style-name="T94">This connects w</text:span><text:span text:style-name="T95">ith the idea that </text:span><text:span text:style-name="T96">extreme rituals – or even “rites of terror”</text:span><text:span text:style-name="T97"> – should lead to .</text:span></text:p>
      <text:p text:style-name="P52">=&gt; as such proximate mechanism…. For FUSION +++</text:p>
      <text:p text:style-name="P52"/>
      <text:p text:style-name="P52"/>
      <text:p text:style-name="P46"><text:span text:style-name="T137">Signaling theory may thus also allow to reinterpret the role played by painful rituals in identity fusion (Whitehouse, 2019). As argued in section </text:span><text:span text:style-name="T37">2.2.1)</text:span><text:span text:style-name="T137">, these may be seen as signals of commitment, whose cost should grow with risks to the group (demand) – in some extreme cases, becoming “rites of terror” (Whitehouse,</text:span></text:p>
      <text:p text:style-name="P52"/>
      <text:p text:style-name="P28"><text:span text:style-name="T108">[</text:span>OOPS faire commencer cette partie beaucoup plus tot ??]</text:p>
      <text:p text:style-name="P53"/>
      <text:p text:style-name="P39"><text:soft-page-break/><text:span text:style-name="T31">A faire echo dans fin 1.3 // + mentionner roles des belifes ou autres? // </text:span><text:span text:style-name="T32">including history ??? </text:span><text:span text:style-name="T33">&gt; cf mes conclusions en fait...</text:span><text:span text:style-name="T2"><text:line-break/><text:line-break/></text:span><text:span text:style-name="T3">UNDERLYING…</text:span><text:span text:style-name="T1"> =&gt; all its aspects : some may be part of signal, O + W</text:span></text:p>
      <text:p text:style-name="P40"><text:span text:style-name="T3">This pushes us to try to go beyond // propose a model base on individual stuff….<text:line-break/>=&gt; also go beyond some of the characteristics of self-sacrifice outline throughout this section…………….<text:line-break/>Wgat = proximal + what = ?<text:line-break/></text:span><text:span text:style-name="T4">+ HOW features are important (IG does not =&gt; group sel)</text:span></text:p>
      <text:p text:style-name="P41"><text:span text:style-name="T98"><text:line-break/></text:span><text:span text:style-name="T109">Go beyond message, purported goal = part of the signal…</text:span></text:p>
      <text:p text:style-name="P3">- <text:span text:style-name="T115">beyond the proximal ideology</text:span></text:p>
      <text:p text:style-name="P4"><text:span text:style-name="T38">- </text:span><text:span text:style-name="T40">beyond collective benefit even</text:span></text:p>
      <text:p text:style-name="P31"/>
      <text:p text:style-name="P21"><text:span text:style-name="T5">===&gt; LINK to </text:span><text:span text:style-name="T8">rites </text:span><text:span text:style-name="T5">: with cultural expla, </text:span><text:span text:style-name="T6">still begs the question </text:span><text:span text:style-name="T7">===&gt; model here = explicit more teh link, allow also the rite to emerge</text:span></text:p>
      <text:p text:style-name="P22"><text:span text:style-name="T18"><text:tab/></text:span><text:span text:style-name="T19">[en fait eux ils partent de l’eq : oui la c’est tres couteux… mais ce qui le rend couteux = la competition justement… </text:span><text:span text:style-name="T20">=&gt; sinon pas d’exclusion…] </text:span></text:p>
      <text:p text:style-name="P59"/>
      <text:p text:style-name="P60">Not belief per se that motivates self-sacrifice… but attachment to a collective… // Bloom 2012 /// or Ginges + al 09</text:p>
      <text:p text:style-name="P54"/>
      <text:p text:style-name="P9">Moreover, studies in the lab and in natural settings suggest that</text:p>
      <text:p text:style-name="P9">religious beliefs lead to pro-social action because they serve as</text:p>
      <text:p text:style-name="P9">markers of group alignment. That is, it would seem to be attach-</text:p>
      <text:p text:style-name="P9">ment to a collective, forged through shared rituals or other iden-</text:p>
      <text:p text:style-name="P9">tity markers, and not beliefs per se that motivate pro-group action</text:p>
      <text:p text:style-name="P9">(Bloom 2012). For example, in a series of studies (Ginges et al.</text:p>
      <text:p text:style-name="P9">2009), frequency of participation in collective rituals has been</text:p>
      <text:p text:style-name="P9">shown to predict support for suicide attacks, whereas frequency</text:p>
      <text:p text:style-name="P9">of prayer (as a less groupish devotional act) does not.<text:line-break/><text:line-break/></text:p>
      <text:p text:style-name="P10">++ <text:span text:style-name="T116">see that comes in the name of lots of ideologies : not just religious…</text:span></text:p>
      <text:p text:style-name="P11">=&gt; give examples…</text:p>
      <text:p text:style-name="P12">========&gt; point of signal : go beyond the message...</text:p>
      <text:p text:style-name="P11"/>
      <text:p text:style-name="P13"><text:soft-page-break/>++ why do these norms exist themselves ? Begs the question… <text:span text:style-name="T117">at least from an evolutionary standpoint</text:span></text:p>
      <text:p text:style-name="P13"><text:tab/><text:span text:style-name="T118">⇒ from there cultural evolution…</text:span></text:p>
      <text:p text:style-name="P14">[[ Cex : Atran, sacred moral values 2010 ]]<text:line-break/><text:span text:style-name="T119">Fusion, Swann et al 09</text:span></text:p>
      <text:p text:style-name="P14">- <text:span text:style-name="T120">fro, inherited bio … Gil-White</text:span></text:p>
      <text:p text:style-name="P9">- from shared life-defining xp : W+L 2014</text:p>
      <text:p text:style-name="P15">both = W + al, 2017… <text:span text:style-name="T121">+ stats cited p. 5</text:span></text:p>
      <text:p text:style-name="P7"><text:line-break/><text:line-break/><text:span text:style-name="T122"><text:line-break/></text:span><text:span text:style-name="T123">+ </text:span><text:span text:style-name="T125">rites of terror : </text:span><text:span text:style-name="T124">fusion also linked <text:s/>to this… ===&gt; in second-order signal ⇒ honest if of terror….</text:span></text:p>
      <text:p text:style-name="P16">[<text:span text:style-name="T126">but pb : « unvoluntary »???]</text:span></text:p>
      <text:p text:style-name="P16"/>
      <text:p text:style-name="P16"/>
      <text:p text:style-name="P8"><text:span text:style-name="T98"><text:line-break/></text:span><text:span text:style-name="T110">Even though collective benefit is the displayed (moral) motivation for self-sacrifice, biological motivation will be understood in terms of benefits to the individual (Williams, 1996). </text:span></text:p>
      <text:p text:style-name="P5">- <text:span text:style-name="T127">++ on explications from Whitehouse + al…</text:span></text:p>
      <text:p text:style-name="P5">- <text:span text:style-name="T128">++ why:( coll benefit…</text:span></text:p>
      <text:p text:style-name="P5">- <text:span text:style-name="T129">debate not resolved : OK, let’s just try to do it at the individual level…</text:span></text:p>
      <text:p text:style-name="P5"/>
      <text:p text:style-name="P6">Abstr : The fusion mechanism has often been exploited in cultural rituals, not only by tribal</text:p>
      <text:p text:style-name="P6">societies but also in specialized cells embedded in armies, cults, and terrorist organizations.</text:p>
      <text:p text:style-name="P5">With the rise of social complexity and the spr<text:span text:style-name="T130">a</text:span>ead of states and empires, fusion has also</text:p>
      <text:p text:style-name="P5">been extended to much larger groups, including doctrinal religions, ethnicities, and ideo-</text:p>
      <text:p text:style-name="P5">logical movements.</text:p>
      <text:p text:style-name="P5"/>
      <text:p text:style-name="P17"/>
      <text:p text:style-name="P18">[OK vocab = « fathers », « motherland »… mais tjs meme prob… osef</text:p>
      <text:p text:style-name="P19">meme si medie un peu les acts : give blood… mais tjs pas sacrifice]</text:p>
      <text:p text:style-name="P19"/>
      <text:p text:style-name="P19"/>
      <text:p text:style-name="P20">= the message : <text:span text:style-name="T131">7</text:span></text:p>
      <text:p text:style-name="P20">Following a closely argued discussion of these issues, Orbell</text:p>
      <text:p text:style-name="P20">and Moriwaka (2011) consider whether Blackwell’s argument</text:p>
      <text:p text:style-name="P20">can shed light on the motivations of kamikaze pilots in World</text:p>
      <text:p text:style-name="P20">War II. Based, however, on extensive analysis of letters, poems,</text:p>
      <text:p text:style-name="P20"><text:soft-page-break/>wills, and memoirs left behind by 661 Japanese pilots who per-</text:p>
      <text:p text:style-name="P20">ished in suicide attacks, the authors conclude that the act of self-</text:p>
      <text:p text:style-name="P20">sacrifice was not undertaken to increase the welfare of close kin.</text:p>
      <text:p text:style-name="P20">Rather, the writings of kamikaze pilots placed much greater</text:p>
      <text:p text:style-name="P20">emphasis on the desire to die for the nation or for the emperor.<text:line-break/><text:line-break/><text:span text:style-name="T111">[</text:span><text:span text:style-name="T112">[+ rituals → local fusion = cultural gadget, to mimick shared dysphoric xp]] // of terror : osef non ? </text:span><text:span text:style-name="T113">Rentre pas trop dans le modele : still begs the question </text:span><text:span text:style-name="T114">===&gt; model here = explicit more teh link, allow also the rite to emerge</text:span></text:p>
      <text:p text:style-name="P51"/>
      <text:p text:style-name="P1"><text:span text:style-name="T133">RMQ : Zahavi presente signal comme alternative a group sel et kin…..</text:span><text:span text:style-name="T132"><text:line-break/></text:span></text:p>
      <text:p text:style-name="P32"/>
      <text:p text:style-name="P33">quality that = in demand <text:span text:style-name="T134">+ specific</text:span></text:p>
      <text:p text:style-name="P33"><text:tab/>that increases audience’s fitness</text:p>
      <text:p text:style-name="P33"/>
      <text:p text:style-name="P34">audience</text:p>
      <text:p text:style-name="P33"/>
      <text:p text:style-name="P35">honest : competition <text:span text:style-name="T135">(EMERGES)</text:span></text:p>
      <text:p text:style-name="P35"/>
      <text:p text:style-name="P36">payoff variabiltiy // link between quality and cost</text:p>
      <text:p text:style-name="P36">Social signaling provides robust explanations for a variety of prosocial behaviors such as</text:p>
      <text:p text:style-name="P37"><text:span text:style-name="T15">competitive helping or </text:span><text:span text:style-name="T16">overt food sharing (e.g. Bliege Bird &amp; Smith, 2005)</text:span><text:span text:style-name="T15">.</text:span></text:p>
      <text:p text:style-name="P29"/>
      <text:p text:style-name="P29"/>
      <text:p text:style-name="P29"/>
      <text:p text:style-name="P36">As Patton (1996) puts it: “the underlying motivation of men to undertake the</text:p>
      <text:p text:style-name="P36">somatically risky behaviors associated with warfare is not some form of group altruism;</text:p>
      <text:p text:style-name="P36">rather, it is a form of enlightened self-interest in which the benefits are measured in terms of</text:p>
      <text:p text:style-name="P36">personal status, which on average has led to reproductive advantage in the environments of</text:p>
      <text:p text:style-name="P36">our evolutionary past.”</text:p>
      <text:p text:style-name="P36">Social signaling offers an elegant explanation for extreme bravery (and, correlatively, of</text:p>
      <text:p text:style-name="P36">cowardice avoidance), as far as it is advantageous to be friend with such a person (rather than</text:p>
      <text:p text:style-name="P36">with a coward). Similarly, being acquainted with someone who is committed <text:span text:style-name="T136">beh</text:span>to the group is</text:p>
      <text:p text:style-name="P2">expected to be desirable in situations of intergroup conflict.</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4:04:52.498427223</meta:creation-date>
    <meta:generator>LibreOffice/6.2.1.2$Linux_X86_64 LibreOffice_project/20$Build-2</meta:generator>
    <dc:date>2019-05-22T16:52:40.628509576</dc:date>
    <meta:editing-duration>PT13H31M37S</meta:editing-duration>
    <meta:editing-cycles>183</meta:editing-cycles>
    <meta:document-statistic meta:table-count="0" meta:image-count="0" meta:object-count="0" meta:page-count="8" meta:paragraph-count="92" meta:word-count="1907" meta:character-count="11836" meta:non-whitespace-character-count="9986"/>
  </office:meta>
</office:document-meta>
</file>